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ORDENA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0.74pt solid #000000" fo:border-top="none"/>
    </style:style>
    <style:style style:name="ce2" style:family="table-cell" style:parent-style-name="Default">
      <style:table-cell-properties fo:border-bottom="0.74pt solid #000000" fo:border-left="none" fo:border-right="0.74pt solid #000000" fo:border-top="none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gr1" style:family="graphic">
      <style:text-properties fo:font-size="15pt" fo:font-weight="bold"/>
    </style:style>
    <style:style style:name="P1" style:family="paragraph">
      <style:paragraph-properties fo:text-align="center"/>
      <style:text-properties fo:font-size="15pt"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Clasificación Ordenada" table:style-name="ta1">
        <office:forms form:automatic-focus="false" form:apply-design-mode="false">
          <form:form form:name="Formula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Botón 1" form:control-implementation="ooo:com.sun.star.form.component.CommandButton" xml:id="control1" form:id="control1" form:label="ORDEN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ORDENAR.ordenar?language=Basic&amp;location=document" xlink:type="simple"/>
              </office:event-listeners>
            </form:button>
          </form:form>
        </office:forms>
        <table:shapes>
          <draw:control draw:z-index="0" draw:name="Control 1" draw:style-name="gr1" draw:text-style-name="P1" svg:width="4.458cm" svg:height="0.824cm" svg:x="10.055cm" svg:y="11.311cm" draw:control="control1"/>
        </table:shapes>
        <table:table-column table:style-name="co1" table:default-cell-style-name="Default"/>
        <table:table-column table:style-name="co2" table:default-cell-style-name="ce3"/>
        <table:table-column table:style-name="co1" table:number-columns-repeated="8" table:default-cell-style-name="ce6"/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1"/>
          <table:table-cell table:style-name="ce4" office:value-type="string" calcext:value-type="string" table:number-columns-spanned="1" table:number-rows-spanned="2">
            <text:p>Partidos</text:p>
            <text:p>Jugados</text:p>
          </table:table-cell>
          <table:table-cell table:style-name="ce4" office:value-type="string" calcext:value-type="string" table:number-columns-spanned="1" table:number-rows-spanned="2">
            <text:p>Partidos</text:p>
            <text:p>Ganados</text:p>
          </table:table-cell>
          <table:table-cell table:style-name="ce4" office:value-type="string" calcext:value-type="string" table:number-columns-spanned="1" table:number-rows-spanned="2">
            <text:p>Partidos</text:p>
            <text:p>Empatados</text:p>
          </table:table-cell>
          <table:table-cell table:style-name="ce4" office:value-type="string" calcext:value-type="string" table:number-columns-spanned="1" table:number-rows-spanned="2">
            <text:p>Partidos</text:p>
            <text:p>Perdidos</text:p>
          </table:table-cell>
          <table:table-cell table:style-name="ce4" office:value-type="string" calcext:value-type="string" table:number-columns-spanned="1" table:number-rows-spanned="2">
            <text:p>Goles a</text:p>
            <text:p>Favor</text:p>
          </table:table-cell>
          <table:table-cell table:style-name="ce4" office:value-type="string" calcext:value-type="string" table:number-columns-spanned="1" table:number-rows-spanned="2">
            <text:p>Goles en</text:p>
            <text:p>Contra</text:p>
          </table:table-cell>
          <table:table-cell table:style-name="ce4" office:value-type="string" calcext:value-type="string" table:number-columns-spanned="1" table:number-rows-spanned="2">
            <text:p>Diferencia</text:p>
            <text:p>Goles</text:p>
          </table:table-cell>
          <table:table-cell table:style-name="ce7" office:value-type="string" calcext:value-type="string" table:number-columns-spanned="1" table:number-rows-spanned="2">
            <text:p>Puntos</text:p>
          </table:table-cell>
        </table:table-row>
        <table:table-row table:style-name="ro1">
          <table:table-cell/>
          <table:table-cell table:style-name="ce2"/>
          <table:covered-table-cell table:number-columns-repeated="8" table:style-name="ce5"/>
        </table:table-row>
        <table:table-row table:style-name="ro1">
          <table:table-cell/>
          <table:table-cell office:value-type="string" calcext:value-type="string">
            <text:p>Barcelona</text:p>
          </table:table-cell>
          <table:table-cell table:formula="of:=SUM([.D4:.F4])"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table:formula="of:=[.G4]-[.H4]" office:value-type="float" office:value="26" calcext:value-type="float">
            <text:p>26</text:p>
          </table:table-cell>
          <table:table-cell table:formula="of:=[.D4]*3+[.E4]"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string" calcext:value-type="string">
            <text:p>Sevilla</text:p>
          </table:table-cell>
          <table:table-cell table:formula="of:=SUM([.D5:.F5])"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table:formula="of:=[.G5]-[.H5]" office:value-type="float" office:value="19" calcext:value-type="float">
            <text:p>19</text:p>
          </table:table-cell>
          <table:table-cell table:formula="of:=[.D5]*3+[.E5]"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string" calcext:value-type="string">
            <text:p>Valencia</text:p>
          </table:table-cell>
          <table:table-cell table:formula="of:=SUM([.D6:.F6])"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table:formula="of:=[.G6]-[.H6]" office:value-type="float" office:value="13" calcext:value-type="float">
            <text:p>13</text:p>
          </table:table-cell>
          <table:table-cell table:formula="of:=[.D6]*3+[.E6]"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string" calcext:value-type="string">
            <text:p>R. Madrid</text:p>
          </table:table-cell>
          <table:table-cell table:formula="of:=SUM([.D7:.F7])"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table:formula="of:=[.G7]-[.H7]" office:value-type="float" office:value="12" calcext:value-type="float">
            <text:p>12</text:p>
          </table:table-cell>
          <table:table-cell table:formula="of:=[.D7]*3+[.E7]"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string" calcext:value-type="string">
            <text:p>At. Madrid</text:p>
          </table:table-cell>
          <table:table-cell table:formula="of:=SUM([.D8:.F8])"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formula="of:=[.G8]-[.H8]" office:value-type="float" office:value="11" calcext:value-type="float">
            <text:p>11</text:p>
          </table:table-cell>
          <table:table-cell table:formula="of:=[.D8]*3+[.E8]"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string" calcext:value-type="string">
            <text:p>Zaragoza</text:p>
          </table:table-cell>
          <table:table-cell table:formula="of:=SUM([.D9:.F9])"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table:formula="of:=[.G9]-[.H9]" office:value-type="float" office:value="8" calcext:value-type="float">
            <text:p>8</text:p>
          </table:table-cell>
          <table:table-cell table:formula="of:=[.D9]*3+[.E9]"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string" calcext:value-type="string">
            <text:p>Getafe</text:p>
          </table:table-cell>
          <table:table-cell table:formula="of:=SUM([.D10:.F10])" office:value-type="float" office:value="23" calcext:value-type="float">
            <text:p>2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table:formula="of:=[.G10]-[.H10]" office:value-type="float" office:value="20" calcext:value-type="float">
            <text:p>20</text:p>
          </table:table-cell>
          <table:table-cell table:formula="of:=[.D10]*3+[.E10]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Recreativo</text:p>
          </table:table-cell>
          <table:table-cell table:formula="of:=SUM([.D11:.F11])" office:value-type="float" office:value="23" calcext:value-type="float">
            <text:p>2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table:formula="of:=[.G11]-[.H11]" office:value-type="float" office:value="5" calcext:value-type="float">
            <text:p>5</text:p>
          </table:table-cell>
          <table:table-cell table:formula="of:=[.D11]*3+[.E11]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Español</text:p>
          </table:table-cell>
          <table:table-cell table:formula="of:=SUM([.D12:.F12])" office:value-type="float" office:value="23" calcext:value-type="float">
            <text:p>2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table:formula="of:=[.G12]-[.H12]" office:value-type="float" office:value="5" calcext:value-type="float">
            <text:p>5</text:p>
          </table:table-cell>
          <table:table-cell table:formula="of:=[.D12]*3+[.E12]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Racing</text:p>
          </table:table-cell>
          <table:table-cell table:formula="of:=SUM([.D13:.F13])"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table:formula="of:=[.G13]-[.H13]" office:value-type="float" office:value="-5" calcext:value-type="float">
            <text:p>-5</text:p>
          </table:table-cell>
          <table:table-cell table:formula="of:=[.D13]*3+[.E13]"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string" calcext:value-type="string">
            <text:p>Deportivo</text:p>
          </table:table-cell>
          <table:table-cell table:formula="of:=SUM([.D14:.F14])" office:value-type="float" office:value="23" calcext:value-type="float">
            <text:p>2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table:formula="of:=[.G14]-[.H14]" office:value-type="float" office:value="2" calcext:value-type="float">
            <text:p>2</text:p>
          </table:table-cell>
          <table:table-cell table:formula="of:=[.D14]*3+[.E14]"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string" calcext:value-type="string">
            <text:p>Osasuna</text:p>
          </table:table-cell>
          <table:table-cell table:formula="of:=SUM([.D15:.F15])" office:value-type="float" office:value="23" calcext:value-type="float">
            <text:p>2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formula="of:=[.G15]-[.H15]" office:value-type="float" office:value="-7" calcext:value-type="float">
            <text:p>-7</text:p>
          </table:table-cell>
          <table:table-cell table:formula="of:=[.D15]*3+[.E15]"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string" calcext:value-type="string">
            <text:p>Villareal</text:p>
          </table:table-cell>
          <table:table-cell table:formula="of:=SUM([.D16:.F16])" office:value-type="float" office:value="23" calcext:value-type="float">
            <text:p>2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formula="of:=[.G16]-[.H16]" office:value-type="float" office:value="-11" calcext:value-type="float">
            <text:p>-11</text:p>
          </table:table-cell>
          <table:table-cell table:formula="of:=[.D16]*3+[.E16]"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string" calcext:value-type="string">
            <text:p>Betis</text:p>
          </table:table-cell>
          <table:table-cell table:formula="of:=SUM([.D17:.F17])"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table:formula="of:=[.G17]-[.H17]" office:value-type="float" office:value="-13" calcext:value-type="float">
            <text:p>-13</text:p>
          </table:table-cell>
          <table:table-cell table:formula="of:=[.D17]*3+[.E17]"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string" calcext:value-type="string">
            <text:p>Levante</text:p>
          </table:table-cell>
          <table:table-cell table:formula="of:=SUM([.D18:.F18])"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table:formula="of:=[.G18]-[.H18]" office:value-type="float" office:value="-18" calcext:value-type="float">
            <text:p>-18</text:p>
          </table:table-cell>
          <table:table-cell table:formula="of:=[.D18]*3+[.E18]"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string" calcext:value-type="string">
            <text:p>Mallorca</text:p>
          </table:table-cell>
          <table:table-cell table:formula="of:=SUM([.D19:.F19])" office:value-type="float" office:value="23" calcext:value-type="float">
            <text:p>2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formula="of:=[.G19]-[.H19]" office:value-type="float" office:value="-20" calcext:value-type="float">
            <text:p>-20</text:p>
          </table:table-cell>
          <table:table-cell table:formula="of:=[.D19]*3+[.E19]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Athletic</text:p>
          </table:table-cell>
          <table:table-cell table:formula="of:=SUM([.D20:.F20])"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table:formula="of:=[.G20]-[.H20]" office:value-type="float" office:value="-22" calcext:value-type="float">
            <text:p>-22</text:p>
          </table:table-cell>
          <table:table-cell table:formula="of:=[.D20]*3+[.E20]"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string" calcext:value-type="string">
            <text:p>Celta</text:p>
          </table:table-cell>
          <table:table-cell table:formula="of:=SUM([.D21:.F21])"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table:formula="of:=[.G21]-[.H21]" office:value-type="float" office:value="-24" calcext:value-type="float">
            <text:p>-24</text:p>
          </table:table-cell>
          <table:table-cell table:formula="of:=[.D21]*3+[.E21]"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Real Sociedad</text:p>
          </table:table-cell>
          <table:table-cell table:formula="of:=SUM([.D22:.F22])"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table:formula="of:=[.G22]-[.H22]" office:value-type="float" office:value="-25" calcext:value-type="float">
            <text:p>-25</text:p>
          </table:table-cell>
          <table:table-cell table:formula="of:=[.D22]*3+[.E22]"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Gimnástic</text:p>
          </table:table-cell>
          <table:table-cell table:formula="of:=SUM([.D23:.F23])"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table:formula="of:=[.G23]-[.H23]" office:value-type="float" office:value="-28" calcext:value-type="float">
            <text:p>-28</text:p>
          </table:table-cell>
          <table:table-cell table:formula="of:=[.D23]*3+[.E23]" office:value-type="float" office:value="14" calcext:value-type="float">
            <text:p>14</text:p>
          </table:table-cell>
        </table:table-row>
      </table:table>
      <table:named-expressions/>
      <table:database-ranges>
        <table:database-range table:name="__Anonymous_Sheet_DB__0" table:target-range-address="'Clasificación Ordenada'.B2:'Clasificación Ordenada'.J23" table:contains-header="false">
          <table:sort>
            <table:sort-by table:field-number="8" table:order="descending" table:data-type="automatic"/>
            <table:sort-by table:field-number="7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7T12:26:45.573103165</meta:creation-date>
    <dc:date>2022-12-07T13:43:45.035082233</dc:date>
    <meta:editing-duration>PT11M45S</meta:editing-duration>
    <meta:editing-cycles>5</meta:editing-cycles>
    <meta:generator>LibreOffice/7.4.3.2$Linux_X86_64 LibreOffice_project/40$Build-2</meta:generator>
    <meta:document-statistic meta:table-count="1" meta:cell-count="188" meta:object-count="1"/>
  </office:meta>
</office:document-meta>
</file>

<file path=Basic/Standard/ORDENAR.xml><?xml version="1.0" encoding="utf-8"?>
<!DOCTYPE module  PUBLIC '-//OpenOffice.org//DTD OfficeDocument 1.0//EN'  'module.dtd'>
<script:module xmlns:script="http://openoffice.org/2000/script" script:name="ORDENAR" script:language="StarBasic" script:moduleType="normal">REM  *****  BASIC  *****


sub ordenar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rem dispatcher.executeDispatch(document, ".uno:DataSort", "", 0, Array())

rem ----------------------------------------------------------------------
dim args2(11) as new com.sun.star.beans.PropertyValue
args2(0).Name = "ByRows"
args2(0).Value = true
args2(1).Name = "HasHeader"
args2(1).Value = false
args2(2).Name = "CaseSensitive"
args2(2).Value = false
args2(3).Name = "NaturalSort"
args2(3).Value = false
args2(4).Name = "IncludeAttribs"
args2(4).Value = true
args2(5).Name = "UserDefIndex"
args2(5).Value = 0
args2(6).Name = "Col1"
args2(6).Value = 10
args2(7).Name = "Ascending1"
args2(7).Value = false
args2(8).Name = "Col2"
args2(8).Value = 9
args2(9).Name = "Ascending2"
args2(9).Value = false
args2(10).Name = "IncludeComments"
args2(10).Value = false
args2(11).Name = "IncludeImages"
args2(11).Value = true

dispatcher.executeDispatch(document, ".uno:DataSort", "", 0, args2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ORDENA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